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Sun Mar 12 21:07:33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947.221509933472" calcext:value-type="float">
            <text:p>947.221509933472</text:p>
          </table:table-cell>
          <table:table-cell office:value-type="float" office:value="2.80483760382462" calcext:value-type="float">
            <text:p>2.80483760382462</text:p>
          </table:table-cell>
        </table:table-row>
        <table:table-row table:style-name="ro1">
          <table:table-cell office:value-type="string" calcext:value-type="string">
            <text:p>Sun Mar 12 21:24:37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683.613698720932" calcext:value-type="float">
            <text:p>683.613698720932</text:p>
          </table:table-cell>
          <table:table-cell office:value-type="float" office:value="1.71403826133773" calcext:value-type="float">
            <text:p>1.71403826133773</text:p>
          </table:table-cell>
        </table:table-row>
        <table:table-row table:style-name="ro1">
          <table:table-cell office:value-type="string" calcext:value-type="string">
            <text:p>Sun Mar 12 21:37:41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226.63416385651" calcext:value-type="float">
            <text:p>1226.63416385651</text:p>
          </table:table-cell>
          <table:table-cell office:value-type="float" office:value="4.21479811632919" calcext:value-type="float">
            <text:p>4.21479811632919</text:p>
          </table:table-cell>
        </table:table-row>
        <table:table-row table:style-name="ro1">
          <table:table-cell office:value-type="string" calcext:value-type="string">
            <text:p>Sun Mar 12 21:59:45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207.83626699448" calcext:value-type="float">
            <text:p>1207.83626699448</text:p>
          </table:table-cell>
          <table:table-cell office:value-type="float" office:value="4.21479811632919" calcext:value-type="float">
            <text:p>4.21479811632919</text:p>
          </table:table-cell>
        </table:table-row>
        <table:table-row table:style-name="ro1">
          <table:table-cell office:value-type="string" calcext:value-type="string">
            <text:p>Sun Mar 12 22:21:49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659.960867404938" calcext:value-type="float">
            <text:p>659.960867404938</text:p>
          </table:table-cell>
          <table:table-cell office:value-type="float" office:value="1.71403826133773" calcext:value-type="float">
            <text:p>1.71403826133773</text:p>
          </table:table-cell>
        </table:table-row>
        <table:table-row table:style-name="ro1">
          <table:table-cell office:value-type="string" calcext:value-type="string">
            <text:p>Sun Mar 12 22:34:52 2023</text:p>
          </table:table-cell>
          <table:table-cell office:value-type="string" calcext:value-type="string">
            <text:p>HSDS</text:p>
          </table:table-cell>
          <table:table-cell office:value-type="float" office:value="0.01" calcext:value-type="float">
            <text:p>0.01</text:p>
          </table:table-cell>
          <table:table-cell office:value-type="float" office:value="654.826111078262" calcext:value-type="float">
            <text:p>654.826111078262</text:p>
          </table:table-cell>
          <table:table-cell office:value-type="float" office:value="1.71403826133773" calcext:value-type="float">
            <text:p>1.71403826133773</text:p>
          </table:table-cell>
        </table:table-row>
        <table:table-row table:style-name="ro1">
          <table:table-cell office:value-type="string" calcext:value-type="string">
            <text:p>Sun Mar 12 22:47:56 2023</text:p>
          </table:table-cell>
          <table:table-cell office:value-type="string" calcext:value-type="string">
            <text:p>HSDS</text:p>
          </table:table-cell>
          <table:table-cell office:value-type="float" office:value="0.1" calcext:value-type="float">
            <text:p>0.1</text:p>
          </table:table-cell>
          <table:table-cell office:value-type="float" office:value="1201.94612812996" calcext:value-type="float">
            <text:p>1201.94612812996</text:p>
          </table:table-cell>
          <table:table-cell office:value-type="float" office:value="4.21479811632919" calcext:value-type="float">
            <text:p>4.21479811632919</text:p>
          </table:table-cell>
        </table:table-row>
        <table:table-row table:style-name="ro1">
          <table:table-cell office:value-type="string" calcext:value-type="string">
            <text:p>Sun Mar 12 23:10:00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941.996692180634" calcext:value-type="float">
            <text:p>941.996692180634</text:p>
          </table:table-cell>
          <table:table-cell office:value-type="float" office:value="2.80483760382462" calcext:value-type="float">
            <text:p>2.80483760382462</text:p>
          </table:table-cell>
        </table:table-row>
        <table:table-row table:style-name="ro1">
          <table:table-cell office:value-type="string" calcext:value-type="string">
            <text:p>Sun Mar 12 23:27:04 2023</text:p>
          </table:table-cell>
          <table:table-cell office:value-type="string" calcext:value-type="string">
            <text:p>HSDS</text:p>
          </table:table-cell>
          <table:table-cell office:value-type="float" office:value="0.05" calcext:value-type="float">
            <text:p>0.05</text:p>
          </table:table-cell>
          <table:table-cell office:value-type="float" office:value="938.284049034119" calcext:value-type="float">
            <text:p>938.284049034119</text:p>
          </table:table-cell>
          <table:table-cell office:value-type="float" office:value="2.80483760382462" calcext:value-type="float">
            <text:p>2.80483760382462</text:p>
          </table:table-cell>
        </table:table-row>
      </table:table>
      <table:table table:name="Pivot Table_out-s3_1" table:style-name="ta1">
        <table:table-column table:style-name="co5" table:default-cell-style-name="ce1"/>
        <table:table-column table:style-name="co5" table:default-cell-style-name="ce6"/>
        <table:table-column table:style-name="co5" table:default-cell-style-name="ce11"/>
        <table:table-column table:style-name="co5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HSDS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659.960867404938" calcext:value-type="float">
            <text:p>659.960867404938</text:p>
          </table:table-cell>
          <table:table-cell table:style-name="ce18" office:value-type="float" office:value="1.71403826133773" calcext:value-type="float">
            <text:p>1.71403826133773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941.996692180634" calcext:value-type="float">
            <text:p>941.996692180634</text:p>
          </table:table-cell>
          <table:table-cell table:style-name="ce19" office:value-type="float" office:value="2.80483760382462" calcext:value-type="float">
            <text:p>2.80483760382462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1207.83626699448" calcext:value-type="float">
            <text:p>1207.83626699448</text:p>
          </table:table-cell>
          <table:table-cell table:style-name="ce20" office:value-type="float" office:value="4.21479811632919" calcext:value-type="float">
            <text:p>4.21479811632919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s3_1'.A1:'Pivot Table_out-s3_1'.D5" table:buttons="'Pivot Table_out-s3_1'.A2 'Pivot Table_out-s3_1'.B2 'Pivot Table_out-s3_1'.C1" table:grand-total="none" table:show-filter-button="false">
          <table:source-cell-range table:cell-range-address="'out-s3'.A1:'out-s3'.E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HS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654.826111078262" table:display="true" table:show-details="true"/>
                <table:data-pilot-member table:name="659.960867404938" table:display="true" table:show-details="true"/>
                <table:data-pilot-member table:name="683.613698720932" table:display="true" table:show-details="true"/>
                <table:data-pilot-member table:name="938.284049034119" table:display="true" table:show-details="true"/>
                <table:data-pilot-member table:name="941.996692180634" table:display="true" table:show-details="true"/>
                <table:data-pilot-member table:name="947.221509933472" table:display="true" table:show-details="true"/>
                <table:data-pilot-member table:name="1201.94612812996" table:display="true" table:show-details="true"/>
                <table:data-pilot-member table:name="1207.83626699448" table:display="true" table:show-details="true"/>
                <table:data-pilot-member table:name="1226.634163856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1.71403826133773" table:display="true" table:show-details="true"/>
                <table:data-pilot-member table:name="2.80483760382462" table:display="true" table:show-details="true"/>
                <table:data-pilot-member table:name="4.214798116329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3:24:10.554221703</dc:date>
    <meta:editing-duration>PT42S</meta:editing-duration>
    <meta:editing-cycles>1</meta:editing-cycles>
    <meta:document-statistic meta:table-count="2" meta:cell-count="65" meta:object-count="0"/>
    <meta:generator>LibreOffice/7.2.4.1$MacOSX_X86_64 LibreOffice_project/27d75539669ac387bb498e35313b970b7fe9c4f9</meta:generator>
  </office:meta>
</office:document-meta>
</file>